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1.82mm" svg:height="90.05mm" svg:x="59.48mm" svg:y="90.04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50 <text:s text:c="3"/>sampled: 1858.063 <text:s text:c="2"/>given: 3800 <text:s text:c="2"/>gain: 2.04514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51 <text:s text:c="3"/>sampled: 1858.163 <text:s text:c="2"/>given: 3800 <text:s text:c="2"/>gain: 2.0450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81 <text:s text:c="3"/>sampled: 1760.477 <text:s text:c="2"/>given: 3600 <text:s text:c="2"/>gain: 2.0449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81 <text:s text:c="3"/>sampled: 1760.477 <text:s text:c="2"/>given: 3600 <text:s text:c="2"/>gain: 2.0449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09 <text:s text:c="3"/>sampled: 1662.589 <text:s text:c="2"/>given: 3400 <text:s text:c="2"/>gain: 2.04500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08 <text:s text:c="3"/>sampled: 1662.488 <text:s text:c="2"/>given: 3400 <text:s text:c="2"/>gain: 2.04512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37 <text:s text:c="3"/>sampled: 1564.7 <text:s text:c="2"/>given: 3200 <text:s text:c="2"/>gain: 2.0451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37 <text:s text:c="3"/>sampled: 1564.7 <text:s text:c="2"/>given: 3200 <text:s text:c="2"/>gain: 2.0451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66 <text:s text:c="3"/>sampled: 1466.913 <text:s text:c="2"/>given: 3000 <text:s text:c="2"/>gain: 2.04511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66 <text:s text:c="3"/>sampled: 1466.913 <text:s text:c="2"/>given: 3000 <text:s text:c="2"/>gain: 2.04511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96 <text:s text:c="3"/>sampled: 1369.226 <text:s text:c="2"/>given: 2800 <text:s text:c="2"/>gain: 2.04495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96 <text:s text:c="3"/>sampled: 1369.226 <text:s text:c="2"/>given: 2800 <text:s text:c="2"/>gain: 2.04495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23 <text:s text:c="3"/>sampled: 1271.237 <text:s text:c="2"/>given: 2600 <text:s text:c="2"/>gain: 2.0452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23 <text:s text:c="3"/>sampled: 1271.237 <text:s text:c="2"/>given: 2600 <text:s text:c="2"/>gain: 2.0452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53 <text:s text:c="3"/>sampled: 1173.55 <text:s text:c="2"/>given: 2400 <text:s text:c="2"/>gain: 2.0450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53 <text:s text:c="3"/>sampled: 1173.55 <text:s text:c="2"/>given: 2400 <text:s text:c="2"/>gain: 2.0450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82 <text:s text:c="3"/>sampled: 1075.763 <text:s text:c="2"/>given: 2200 <text:s text:c="2"/>gain: 2.045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83 <text:s text:c="3"/>sampled: 1075.864 <text:s text:c="2"/>given: 2200 <text:s text:c="2"/>gain: 2.044869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5141" calcext:value-type="float">
            <text:p>2.04514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03" calcext:value-type="float">
            <text:p>2.0450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901" calcext:value-type="float">
            <text:p>2.04490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901" calcext:value-type="float">
            <text:p>2.04490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004" calcext:value-type="float">
            <text:p>2.04500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128" calcext:value-type="float">
            <text:p>2.04512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12" calcext:value-type="float">
            <text:p>2.0451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12" calcext:value-type="float">
            <text:p>2.0451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111" calcext:value-type="float">
            <text:p>2.04511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111" calcext:value-type="float">
            <text:p>2.04511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951" calcext:value-type="float">
            <text:p>2.04495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951" calcext:value-type="float">
            <text:p>2.04495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252" calcext:value-type="float">
            <text:p>2.0452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252" calcext:value-type="float">
            <text:p>2.0452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076" calcext:value-type="float">
            <text:p>2.04507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076" calcext:value-type="float">
            <text:p>2.04507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06" calcext:value-type="float">
            <text:p>2.0450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869" calcext:value-type="float">
            <text:p>2.04486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505" calcext:value-type="float">
            <text:p>2.04505</text:p>
          </table:table-cell>
          <table:table-cell table:number-columns-repeated="5"/>
        </table:table-row>
        <table:table-row table:style-name="ro1" table:number-rows-repeated="9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formula="of:=AVERAGE([.A51:.A108])" office:value-type="float" office:value="2330.70113793104" calcext:value-type="float">
            <text:p>2330.70113793104</text:p>
          </table:table-cell>
          <table:table-cell table:formula="of:=AVERAGE([.F51:.F54])" office:value-type="float" office:value="50.078" calcext:value-type="float">
            <text:p>50.078</text:p>
          </table:table-cell>
          <table:table-cell table:formula="of:=2*[.C51]" office:value-type="float" office:value="100.156" calcext:value-type="float">
            <text:p>100.156</text:p>
          </table:table-cell>
          <table:table-cell table:formula="of:=[.D51]/[.B51]" office:value-type="float" office:value="0.0429724765522312" calcext:value-type="float">
            <text:p>0.042972476552231</text:p>
          </table:table-cell>
          <table:table-cell office:value-type="float" office:value="50.084" calcext:value-type="float">
            <text:p>50.084</text:p>
          </table:table-cell>
        </table:table-row>
        <table:table-row table:style-name="ro1">
          <table:table-cell office:value-type="float" office:value="2330.182" calcext:value-type="float">
            <text:p>2330.182</text:p>
          </table:table-cell>
          <table:table-cell table:number-columns-repeated="4"/>
          <table:table-cell office:value-type="float" office:value="50.08" calcext:value-type="float">
            <text:p>50.08</text:p>
          </table:table-cell>
        </table:table-row>
        <table:table-row table:style-name="ro1">
          <table:table-cell office:value-type="float" office:value="2330.484" calcext:value-type="float">
            <text:p>2330.484</text:p>
          </table:table-cell>
          <table:table-cell table:number-columns-repeated="4"/>
          <table:table-cell office:value-type="float" office:value="50.076" calcext:value-type="float">
            <text:p>50.076</text:p>
          </table:table-cell>
        </table:table-row>
        <table:table-row table:style-name="ro1">
          <table:table-cell office:value-type="float" office:value="2330.182" calcext:value-type="float">
            <text:p>2330.182</text:p>
          </table:table-cell>
          <table:table-cell table:number-columns-repeated="4"/>
          <table:table-cell office:value-type="float" office:value="50.072" calcext:value-type="float">
            <text:p>50.072</text:p>
          </table:table-cell>
        </table:table-row>
        <table:table-row table:style-name="ro1">
          <table:table-cell office:value-type="float" office:value="2330.786" calcext:value-type="float">
            <text:p>2330.786</text:p>
          </table:table-cell>
          <table:table-cell table:number-columns-repeated="5"/>
        </table:table-row>
        <table:table-row table:style-name="ro1">
          <table:table-cell office:value-type="float" office:value="2330.786" calcext:value-type="float">
            <text:p>2330.786</text:p>
          </table:table-cell>
          <table:table-cell table:number-columns-repeated="5"/>
        </table:table-row>
        <table:table-row table:style-name="ro1">
          <table:table-cell office:value-type="float" office:value="2330.484" calcext:value-type="float">
            <text:p>2330.484</text:p>
          </table:table-cell>
          <table:table-cell table:number-columns-repeated="5"/>
        </table:table-row>
        <table:table-row table:style-name="ro1">
          <table:table-cell office:value-type="float" office:value="2330.484" calcext:value-type="float">
            <text:p>2330.484</text:p>
          </table:table-cell>
          <table:table-cell table:number-columns-repeated="5"/>
        </table:table-row>
        <table:table-row table:style-name="ro1">
          <table:table-cell office:value-type="float" office:value="2330.182" calcext:value-type="float">
            <text:p>2330.182</text:p>
          </table:table-cell>
          <table:table-cell table:number-columns-repeated="5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5"/>
        </table:table-row>
        <table:table-row table:style-name="ro1">
          <table:table-cell office:value-type="float" office:value="2329.578" calcext:value-type="float">
            <text:p>2329.578</text:p>
          </table:table-cell>
          <table:table-cell table:number-columns-repeated="5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5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5"/>
        </table:table-row>
        <table:table-row table:style-name="ro1">
          <table:table-cell office:value-type="float" office:value="2330.585" calcext:value-type="float">
            <text:p>2330.585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5"/>
        </table:table-row>
        <table:table-row table:style-name="ro1">
          <table:table-cell office:value-type="float" office:value="2329.98" calcext:value-type="float">
            <text:p>2329.98</text:p>
          </table:table-cell>
          <table:table-cell table:number-columns-repeated="5"/>
        </table:table-row>
        <table:table-row table:style-name="ro1">
          <table:table-cell office:value-type="float" office:value="2330.283" calcext:value-type="float">
            <text:p>2330.283</text:p>
          </table:table-cell>
          <table:table-cell table:number-columns-repeated="5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5"/>
        </table:table-row>
        <table:table-row table:style-name="ro1">
          <table:table-cell office:value-type="float" office:value="2330.686" calcext:value-type="float">
            <text:p>2330.686</text:p>
          </table:table-cell>
          <table:table-cell table:number-columns-repeated="5"/>
        </table:table-row>
        <table:table-row table:style-name="ro1">
          <table:table-cell office:value-type="float" office:value="2330.484" calcext:value-type="float">
            <text:p>2330.484</text:p>
          </table:table-cell>
          <table:table-cell table:number-columns-repeated="5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5"/>
        </table:table-row>
        <table:table-row table:style-name="ro1">
          <table:table-cell office:value-type="float" office:value="2329.98" calcext:value-type="float">
            <text:p>2329.98</text:p>
          </table:table-cell>
          <table:table-cell table:number-columns-repeated="5"/>
        </table:table-row>
        <table:table-row table:style-name="ro1">
          <table:table-cell office:value-type="float" office:value="2329.779" calcext:value-type="float">
            <text:p>2329.779</text:p>
          </table:table-cell>
          <table:table-cell table:number-columns-repeated="5"/>
        </table:table-row>
        <table:table-row table:style-name="ro1">
          <table:table-cell office:value-type="float" office:value="2330.182" calcext:value-type="float">
            <text:p>2330.182</text:p>
          </table:table-cell>
          <table:table-cell table:number-columns-repeated="5"/>
        </table:table-row>
        <table:table-row table:style-name="ro1">
          <table:table-cell office:value-type="float" office:value="2330.585" calcext:value-type="float">
            <text:p>2330.585</text:p>
          </table:table-cell>
          <table:table-cell table:number-columns-repeated="5"/>
        </table:table-row>
        <table:table-row table:style-name="ro1">
          <table:table-cell office:value-type="float" office:value="2330.484" calcext:value-type="float">
            <text:p>2330.484</text:p>
          </table:table-cell>
          <table:table-cell table:number-columns-repeated="5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5"/>
        </table:table-row>
        <table:table-row table:style-name="ro1">
          <table:table-cell office:value-type="float" office:value="2330.786" calcext:value-type="float">
            <text:p>2330.786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0.081" calcext:value-type="float">
            <text:p>2330.081</text:p>
          </table:table-cell>
          <table:table-cell table:number-columns-repeated="5"/>
        </table:table-row>
        <table:table-row table:style-name="ro1">
          <table:table-cell office:value-type="float" office:value="2330.686" calcext:value-type="float">
            <text:p>2330.686</text:p>
          </table:table-cell>
          <table:table-cell table:number-columns-repeated="5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5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5"/>
        </table:table-row>
        <table:table-row table:style-name="ro1">
          <table:table-cell office:value-type="float" office:value="2330.786" calcext:value-type="float">
            <text:p>2330.786</text:p>
          </table:table-cell>
          <table:table-cell table:number-columns-repeated="5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5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5"/>
        </table:table-row>
        <table:table-row table:style-name="ro1">
          <table:table-cell office:value-type="float" office:value="2330.081" calcext:value-type="float">
            <text:p>2330.081</text:p>
          </table:table-cell>
          <table:table-cell table:number-columns-repeated="5"/>
        </table:table-row>
        <table:table-row table:style-name="ro1">
          <table:table-cell office:value-type="float" office:value="2330.585" calcext:value-type="float">
            <text:p>2330.585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5"/>
        </table:table-row>
        <table:table-row table:style-name="ro1">
          <table:table-cell office:value-type="float" office:value="2330.585" calcext:value-type="float">
            <text:p>2330.585</text:p>
          </table:table-cell>
          <table:table-cell table:number-columns-repeated="5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0.585" calcext:value-type="float">
            <text:p>2330.585</text:p>
          </table:table-cell>
          <table:table-cell table:number-columns-repeated="5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5"/>
        </table:table-row>
        <table:table-row table:style-name="ro1">
          <table:table-cell office:value-type="float" office:value="2330.686" calcext:value-type="float">
            <text:p>2330.686</text:p>
          </table:table-cell>
          <table:table-cell table:number-columns-repeated="5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5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5"/>
        </table:table-row>
        <table:table-row table:style-name="ro1">
          <table:table-cell office:value-type="float" office:value="2330.585" calcext:value-type="float">
            <text:p>2330.585</text:p>
          </table:table-cell>
          <table:table-cell table:number-columns-repeated="5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5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5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5"/>
        </table:table-row>
        <table:table-row table:style-name="ro1">
          <table:table-cell office:value-type="float" office:value="2330.182" calcext:value-type="float">
            <text:p>2330.182</text:p>
          </table:table-cell>
          <table:table-cell table:number-columns-repeated="5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5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5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5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181.638" calcext:value-type="float">
            <text:p>2181.638</text:p>
          </table:table-cell>
          <table:table-cell table:formula="of:=AVERAGE([.A111:.A180])" office:value-type="float" office:value="2181.44765714286" calcext:value-type="float">
            <text:p>2181.44765714286</text:p>
          </table:table-cell>
          <table:table-cell table:formula="of:=AVERAGE([.F111:.F116])" office:value-type="float" office:value="5.014" calcext:value-type="float">
            <text:p>5.014</text:p>
          </table:table-cell>
          <table:table-cell table:formula="of:=2*[.C111]" office:value-type="float" office:value="10.028" calcext:value-type="float">
            <text:p>10.028</text:p>
          </table:table-cell>
          <table:table-cell table:formula="of:=[.D111]/[.B111]" office:value-type="float" office:value="0.00459694733777575" calcext:value-type="float">
            <text:p>0.004596947337776</text:p>
          </table:table-cell>
          <table:table-cell office:value-type="float" office:value="5.014" calcext:value-type="float">
            <text:p>5.014</text:p>
          </table:table-cell>
        </table:table-row>
        <table:table-row table:style-name="ro1">
          <table:table-cell office:value-type="float" office:value="2181.436" calcext:value-type="float">
            <text:p>2181.436</text:p>
          </table:table-cell>
          <table:table-cell table:number-columns-repeated="4"/>
          <table:table-cell office:value-type="float" office:value="5.013" calcext:value-type="float">
            <text:p>5.013</text:p>
          </table:table-cell>
        </table:table-row>
        <table:table-row table:style-name="ro1">
          <table:table-cell office:value-type="float" office:value="2182.343" calcext:value-type="float">
            <text:p>2182.343</text:p>
          </table:table-cell>
          <table:table-cell table:number-columns-repeated="4"/>
          <table:table-cell office:value-type="float" office:value="5.013" calcext:value-type="float">
            <text:p>5.013</text:p>
          </table:table-cell>
        </table:table-row>
        <table:table-row table:style-name="ro1">
          <table:table-cell office:value-type="float" office:value="2182.745" calcext:value-type="float">
            <text:p>2182.745</text:p>
          </table:table-cell>
          <table:table-cell table:number-columns-repeated="4"/>
          <table:table-cell office:value-type="float" office:value="5.014" calcext:value-type="float">
            <text:p>5.014</text:p>
          </table:table-cell>
        </table:table-row>
        <table:table-row table:style-name="ro1">
          <table:table-cell office:value-type="float" office:value="2181.033" calcext:value-type="float">
            <text:p>2181.033</text:p>
          </table:table-cell>
          <table:table-cell table:number-columns-repeated="4"/>
          <table:table-cell office:value-type="float" office:value="5.015" calcext:value-type="float">
            <text:p>5.015</text:p>
          </table:table-cell>
        </table:table-row>
        <table:table-row table:style-name="ro1">
          <table:table-cell office:value-type="float" office:value="2180.832" calcext:value-type="float">
            <text:p>2180.832</text:p>
          </table:table-cell>
          <table:table-cell table:number-columns-repeated="4"/>
          <table:table-cell office:value-type="float" office:value="5.015" calcext:value-type="float">
            <text:p>5.015</text:p>
          </table:table-cell>
        </table:table-row>
        <table:table-row table:style-name="ro1">
          <table:table-cell office:value-type="float" office:value="2182.846" calcext:value-type="float">
            <text:p>2182.846</text:p>
          </table:table-cell>
          <table:table-cell table:number-columns-repeated="5"/>
        </table:table-row>
        <table:table-row table:style-name="ro1">
          <table:table-cell office:value-type="float" office:value="2182.141" calcext:value-type="float">
            <text:p>2182.141</text:p>
          </table:table-cell>
          <table:table-cell table:number-columns-repeated="5"/>
        </table:table-row>
        <table:table-row table:style-name="ro1">
          <table:table-cell office:value-type="float" office:value="2180.026" calcext:value-type="float">
            <text:p>2180.026</text:p>
          </table:table-cell>
          <table:table-cell table:number-columns-repeated="5"/>
        </table:table-row>
        <table:table-row table:style-name="ro1">
          <table:table-cell office:value-type="float" office:value="2181.033" calcext:value-type="float">
            <text:p>2181.033</text:p>
          </table:table-cell>
          <table:table-cell table:number-columns-repeated="5"/>
        </table:table-row>
        <table:table-row table:style-name="ro1">
          <table:table-cell office:value-type="float" office:value="2180.63" calcext:value-type="float">
            <text:p>2180.63</text:p>
          </table:table-cell>
          <table:table-cell table:number-columns-repeated="5"/>
        </table:table-row>
        <table:table-row table:style-name="ro1">
          <table:table-cell office:value-type="float" office:value="2180.026" calcext:value-type="float">
            <text:p>2180.026</text:p>
          </table:table-cell>
          <table:table-cell table:number-columns-repeated="5"/>
        </table:table-row>
        <table:table-row table:style-name="ro1">
          <table:table-cell office:value-type="float" office:value="2180.832" calcext:value-type="float">
            <text:p>2180.832</text:p>
          </table:table-cell>
          <table:table-cell table:number-columns-repeated="5"/>
        </table:table-row>
        <table:table-row table:style-name="ro1">
          <table:table-cell office:value-type="float" office:value="2181.94" calcext:value-type="float">
            <text:p>2181.94</text:p>
          </table:table-cell>
          <table:table-cell table:number-columns-repeated="5"/>
        </table:table-row>
        <table:table-row table:style-name="ro1">
          <table:table-cell office:value-type="float" office:value="2181.839" calcext:value-type="float">
            <text:p>2181.839</text:p>
          </table:table-cell>
          <table:table-cell table:number-columns-repeated="5"/>
        </table:table-row>
        <table:table-row table:style-name="ro1">
          <table:table-cell office:value-type="float" office:value="2181.134" calcext:value-type="float">
            <text:p>2181.134</text:p>
          </table:table-cell>
          <table:table-cell table:number-columns-repeated="5"/>
        </table:table-row>
        <table:table-row table:style-name="ro1">
          <table:table-cell office:value-type="float" office:value="2181.335" calcext:value-type="float">
            <text:p>2181.335</text:p>
          </table:table-cell>
          <table:table-cell table:number-columns-repeated="5"/>
        </table:table-row>
        <table:table-row table:style-name="ro1">
          <table:table-cell office:value-type="float" office:value="2180.933" calcext:value-type="float">
            <text:p>2180.933</text:p>
          </table:table-cell>
          <table:table-cell table:number-columns-repeated="5"/>
        </table:table-row>
        <table:table-row table:style-name="ro1">
          <table:table-cell office:value-type="float" office:value="2181.335" calcext:value-type="float">
            <text:p>2181.335</text:p>
          </table:table-cell>
          <table:table-cell table:number-columns-repeated="5"/>
        </table:table-row>
        <table:table-row table:style-name="ro1">
          <table:table-cell office:value-type="float" office:value="2180.63" calcext:value-type="float">
            <text:p>2180.63</text:p>
          </table:table-cell>
          <table:table-cell table:number-columns-repeated="5"/>
        </table:table-row>
        <table:table-row table:style-name="ro1">
          <table:table-cell office:value-type="float" office:value="2180.228" calcext:value-type="float">
            <text:p>2180.228</text:p>
          </table:table-cell>
          <table:table-cell table:number-columns-repeated="5"/>
        </table:table-row>
        <table:table-row table:style-name="ro1">
          <table:table-cell office:value-type="float" office:value="2182.041" calcext:value-type="float">
            <text:p>2182.041</text:p>
          </table:table-cell>
          <table:table-cell table:number-columns-repeated="5"/>
        </table:table-row>
        <table:table-row table:style-name="ro1">
          <table:table-cell office:value-type="float" office:value="2180.127" calcext:value-type="float">
            <text:p>2180.127</text:p>
          </table:table-cell>
          <table:table-cell table:number-columns-repeated="5"/>
        </table:table-row>
        <table:table-row table:style-name="ro1">
          <table:table-cell office:value-type="float" office:value="2182.846" calcext:value-type="float">
            <text:p>2182.846</text:p>
          </table:table-cell>
          <table:table-cell table:number-columns-repeated="5"/>
        </table:table-row>
        <table:table-row table:style-name="ro1">
          <table:table-cell office:value-type="float" office:value="2180.429" calcext:value-type="float">
            <text:p>2180.429</text:p>
          </table:table-cell>
          <table:table-cell table:number-columns-repeated="5"/>
        </table:table-row>
        <table:table-row table:style-name="ro1">
          <table:table-cell office:value-type="float" office:value="2182.041" calcext:value-type="float">
            <text:p>2182.041</text:p>
          </table:table-cell>
          <table:table-cell table:number-columns-repeated="5"/>
        </table:table-row>
        <table:table-row table:style-name="ro1">
          <table:table-cell office:value-type="float" office:value="2182.041" calcext:value-type="float">
            <text:p>2182.041</text:p>
          </table:table-cell>
          <table:table-cell table:number-columns-repeated="5"/>
        </table:table-row>
        <table:table-row table:style-name="ro1">
          <table:table-cell office:value-type="float" office:value="2179.422" calcext:value-type="float">
            <text:p>2179.422</text:p>
          </table:table-cell>
          <table:table-cell table:number-columns-repeated="5"/>
        </table:table-row>
        <table:table-row table:style-name="ro1">
          <table:table-cell office:value-type="float" office:value="2181.335" calcext:value-type="float">
            <text:p>2181.335</text:p>
          </table:table-cell>
          <table:table-cell table:number-columns-repeated="5"/>
        </table:table-row>
        <table:table-row table:style-name="ro1">
          <table:table-cell office:value-type="float" office:value="2180.429" calcext:value-type="float">
            <text:p>2180.429</text:p>
          </table:table-cell>
          <table:table-cell table:number-columns-repeated="5"/>
        </table:table-row>
        <table:table-row table:style-name="ro1">
          <table:table-cell office:value-type="float" office:value="2180.63" calcext:value-type="float">
            <text:p>2180.63</text:p>
          </table:table-cell>
          <table:table-cell table:number-columns-repeated="5"/>
        </table:table-row>
        <table:table-row table:style-name="ro1">
          <table:table-cell office:value-type="float" office:value="2180.832" calcext:value-type="float">
            <text:p>2180.832</text:p>
          </table:table-cell>
          <table:table-cell table:number-columns-repeated="5"/>
        </table:table-row>
        <table:table-row table:style-name="ro1">
          <table:table-cell office:value-type="float" office:value="2183.35" calcext:value-type="float">
            <text:p>2183.35</text:p>
          </table:table-cell>
          <table:table-cell table:number-columns-repeated="5"/>
        </table:table-row>
        <table:table-row table:style-name="ro1">
          <table:table-cell office:value-type="float" office:value="2181.436" calcext:value-type="float">
            <text:p>2181.436</text:p>
          </table:table-cell>
          <table:table-cell table:number-columns-repeated="5"/>
        </table:table-row>
        <table:table-row table:style-name="ro1">
          <table:table-cell office:value-type="float" office:value="2181.537" calcext:value-type="float">
            <text:p>2181.537</text:p>
          </table:table-cell>
          <table:table-cell table:number-columns-repeated="5"/>
        </table:table-row>
        <table:table-row table:style-name="ro1">
          <table:table-cell office:value-type="float" office:value="2182.242" calcext:value-type="float">
            <text:p>2182.242</text:p>
          </table:table-cell>
          <table:table-cell table:number-columns-repeated="5"/>
        </table:table-row>
        <table:table-row table:style-name="ro1">
          <table:table-cell office:value-type="float" office:value="2183.047" calcext:value-type="float">
            <text:p>2183.047</text:p>
          </table:table-cell>
          <table:table-cell table:number-columns-repeated="5"/>
        </table:table-row>
        <table:table-row table:style-name="ro1">
          <table:table-cell office:value-type="float" office:value="2182.645" calcext:value-type="float">
            <text:p>2182.645</text:p>
          </table:table-cell>
          <table:table-cell table:number-columns-repeated="5"/>
        </table:table-row>
        <table:table-row table:style-name="ro1">
          <table:table-cell office:value-type="float" office:value="2180.933" calcext:value-type="float">
            <text:p>2180.933</text:p>
          </table:table-cell>
          <table:table-cell table:number-columns-repeated="5"/>
        </table:table-row>
        <table:table-row table:style-name="ro1">
          <table:table-cell office:value-type="float" office:value="2181.436" calcext:value-type="float">
            <text:p>2181.436</text:p>
          </table:table-cell>
          <table:table-cell table:number-columns-repeated="5"/>
        </table:table-row>
        <table:table-row table:style-name="ro1">
          <table:table-cell office:value-type="float" office:value="2182.041" calcext:value-type="float">
            <text:p>2182.041</text:p>
          </table:table-cell>
          <table:table-cell table:number-columns-repeated="5"/>
        </table:table-row>
        <table:table-row table:style-name="ro1">
          <table:table-cell office:value-type="float" office:value="2181.335" calcext:value-type="float">
            <text:p>2181.335</text:p>
          </table:table-cell>
          <table:table-cell table:number-columns-repeated="5"/>
        </table:table-row>
        <table:table-row table:style-name="ro1">
          <table:table-cell office:value-type="float" office:value="2182.745" calcext:value-type="float">
            <text:p>2182.745</text:p>
          </table:table-cell>
          <table:table-cell table:number-columns-repeated="5"/>
        </table:table-row>
        <table:table-row table:style-name="ro1">
          <table:table-cell office:value-type="float" office:value="2181.134" calcext:value-type="float">
            <text:p>2181.134</text:p>
          </table:table-cell>
          <table:table-cell table:number-columns-repeated="5"/>
        </table:table-row>
        <table:table-row table:style-name="ro1">
          <table:table-cell office:value-type="float" office:value="2181.134" calcext:value-type="float">
            <text:p>2181.134</text:p>
          </table:table-cell>
          <table:table-cell table:number-columns-repeated="5"/>
        </table:table-row>
        <table:table-row table:style-name="ro1">
          <table:table-cell office:value-type="float" office:value="2180.63" calcext:value-type="float">
            <text:p>2180.63</text:p>
          </table:table-cell>
          <table:table-cell table:number-columns-repeated="5"/>
        </table:table-row>
        <table:table-row table:style-name="ro1">
          <table:table-cell office:value-type="float" office:value="2181.94" calcext:value-type="float">
            <text:p>2181.94</text:p>
          </table:table-cell>
          <table:table-cell table:number-columns-repeated="5"/>
        </table:table-row>
        <table:table-row table:style-name="ro1">
          <table:table-cell office:value-type="float" office:value="2181.738" calcext:value-type="float">
            <text:p>2181.738</text:p>
          </table:table-cell>
          <table:table-cell table:number-columns-repeated="5"/>
        </table:table-row>
        <table:table-row table:style-name="ro1">
          <table:table-cell office:value-type="float" office:value="2181.134" calcext:value-type="float">
            <text:p>2181.134</text:p>
          </table:table-cell>
          <table:table-cell table:number-columns-repeated="5"/>
        </table:table-row>
        <table:table-row table:style-name="ro1">
          <table:table-cell office:value-type="float" office:value="2181.638" calcext:value-type="float">
            <text:p>2181.638</text:p>
          </table:table-cell>
          <table:table-cell table:number-columns-repeated="5"/>
        </table:table-row>
        <table:table-row table:style-name="ro1">
          <table:table-cell office:value-type="float" office:value="2181.335" calcext:value-type="float">
            <text:p>2181.335</text:p>
          </table:table-cell>
          <table:table-cell table:number-columns-repeated="5"/>
        </table:table-row>
        <table:table-row table:style-name="ro1">
          <table:table-cell office:value-type="float" office:value="2180.429" calcext:value-type="float">
            <text:p>2180.429</text:p>
          </table:table-cell>
          <table:table-cell table:number-columns-repeated="5"/>
        </table:table-row>
        <table:table-row table:style-name="ro1">
          <table:table-cell office:value-type="float" office:value="2182.041" calcext:value-type="float">
            <text:p>2182.041</text:p>
          </table:table-cell>
          <table:table-cell table:number-columns-repeated="5"/>
        </table:table-row>
        <table:table-row table:style-name="ro1">
          <table:table-cell office:value-type="float" office:value="2181.134" calcext:value-type="float">
            <text:p>2181.134</text:p>
          </table:table-cell>
          <table:table-cell table:number-columns-repeated="5"/>
        </table:table-row>
        <table:table-row table:style-name="ro1">
          <table:table-cell office:value-type="float" office:value="2181.537" calcext:value-type="float">
            <text:p>2181.537</text:p>
          </table:table-cell>
          <table:table-cell table:number-columns-repeated="5"/>
        </table:table-row>
        <table:table-row table:style-name="ro1">
          <table:table-cell office:value-type="float" office:value="2182.141" calcext:value-type="float">
            <text:p>2182.141</text:p>
          </table:table-cell>
          <table:table-cell table:number-columns-repeated="5"/>
        </table:table-row>
        <table:table-row table:style-name="ro1">
          <table:table-cell office:value-type="float" office:value="2181.839" calcext:value-type="float">
            <text:p>2181.839</text:p>
          </table:table-cell>
          <table:table-cell table:number-columns-repeated="5"/>
        </table:table-row>
        <table:table-row table:style-name="ro1">
          <table:table-cell office:value-type="float" office:value="2182.544" calcext:value-type="float">
            <text:p>2182.544</text:p>
          </table:table-cell>
          <table:table-cell table:number-columns-repeated="5"/>
        </table:table-row>
        <table:table-row table:style-name="ro1">
          <table:table-cell office:value-type="float" office:value="2180.127" calcext:value-type="float">
            <text:p>2180.127</text:p>
          </table:table-cell>
          <table:table-cell table:number-columns-repeated="5"/>
        </table:table-row>
        <table:table-row table:style-name="ro1">
          <table:table-cell office:value-type="float" office:value="2180.63" calcext:value-type="float">
            <text:p>2180.63</text:p>
          </table:table-cell>
          <table:table-cell table:number-columns-repeated="5"/>
        </table:table-row>
        <table:table-row table:style-name="ro1">
          <table:table-cell office:value-type="float" office:value="2181.638" calcext:value-type="float">
            <text:p>2181.638</text:p>
          </table:table-cell>
          <table:table-cell table:number-columns-repeated="5"/>
        </table:table-row>
        <table:table-row table:style-name="ro1">
          <table:table-cell office:value-type="float" office:value="2181.839" calcext:value-type="float">
            <text:p>2181.839</text:p>
          </table:table-cell>
          <table:table-cell table:number-columns-repeated="5"/>
        </table:table-row>
        <table:table-row table:style-name="ro1">
          <table:table-cell office:value-type="float" office:value="2180.53" calcext:value-type="float">
            <text:p>2180.53</text:p>
          </table:table-cell>
          <table:table-cell table:number-columns-repeated="5"/>
        </table:table-row>
        <table:table-row table:style-name="ro1">
          <table:table-cell office:value-type="float" office:value="2181.335" calcext:value-type="float">
            <text:p>2181.335</text:p>
          </table:table-cell>
          <table:table-cell table:number-columns-repeated="5"/>
        </table:table-row>
        <table:table-row table:style-name="ro1">
          <table:table-cell office:value-type="float" office:value="2183.551" calcext:value-type="float">
            <text:p>2183.551</text:p>
          </table:table-cell>
          <table:table-cell table:number-columns-repeated="5"/>
        </table:table-row>
        <table:table-row table:style-name="ro1">
          <table:table-cell office:value-type="float" office:value="2181.839" calcext:value-type="float">
            <text:p>2181.839</text:p>
          </table:table-cell>
          <table:table-cell table:number-columns-repeated="5"/>
        </table:table-row>
        <table:table-row table:style-name="ro1">
          <table:table-cell office:value-type="float" office:value="2181.335" calcext:value-type="float">
            <text:p>2181.335</text:p>
          </table:table-cell>
          <table:table-cell table:number-columns-repeated="5"/>
        </table:table-row>
        <table:table-row table:style-name="ro1">
          <table:table-cell office:value-type="float" office:value="2181.537" calcext:value-type="float">
            <text:p>2181.537</text:p>
          </table:table-cell>
          <table:table-cell table:number-columns-repeated="5"/>
        </table:table-row>
        <table:table-row table:style-name="ro1">
          <table:table-cell office:value-type="float" office:value="2181.235" calcext:value-type="float">
            <text:p>2181.235</text:p>
          </table:table-cell>
          <table:table-cell table:number-columns-repeated="5"/>
        </table:table-row>
        <table:table-row table:style-name="ro1">
          <table:table-cell office:value-type="float" office:value="2181.537" calcext:value-type="float">
            <text:p>2181.53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2:56:26.5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5T13:03:50.571000000</dc:date>
    <meta:editing-duration>PT28M51S</meta:editing-duration>
    <meta:editing-cycles>11</meta:editing-cycles>
    <meta:document-statistic meta:table-count="1" meta:cell-count="1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183cm" svg:height="9.006cm" xlink:href=".." xlink:type="simple" chart:class="chart:line" chart:style-name="ch1">
        <chart:legend chart:legend-position="end" svg:x="17.331cm" svg:y="4.204cm" style:legend-expansion="high" chart:style-name="ch2"/>
        <chart:plot-area chart:style-name="ch3" table:cell-range-address="Sheet1.A21:Sheet1.A38" svg:x="0.403cm" svg:y="0.18cm" svg:width="16.525cm" svg:height="8.646cm">
          <chartooo:coordinate-region svg:x="1.686cm" svg:y="0.38cm" svg:width="15.05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5141">
                <text:p>2.045141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503">
                <text:p>2.04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4901">
                <text:p>2.044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4901">
                <text:p>2.044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5004">
                <text:p>2.045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5128">
                <text:p>2.045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512">
                <text:p>2.04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512">
                <text:p>2.04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5111">
                <text:p>2.045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5111">
                <text:p>2.045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4951">
                <text:p>2.044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4951">
                <text:p>2.044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5252">
                <text:p>2.045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5252">
                <text:p>2.045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5076">
                <text:p>2.045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5076">
                <text:p>2.045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506">
                <text:p>2.04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4869">
                <text:p>2.044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